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305cm" svg:stroke-color="#e6e6e6" draw:fill="solid" draw:fill-color="#999999" draw:textarea-horizontal-align="justify" draw:textarea-vertical-align="middle" draw:auto-grow-height="false" fo:min-height="3.865cm" fo:min-width="24.864cm" fo:padding-top="0.277cm" fo:padding-bottom="0.277cm" fo:padding-left="0.402cm" fo:padding-right="0.402cm"/>
    </style:style>
    <style:style style:name="gr2" style:family="graphic" style:parent-style-name="standard">
      <style:graphic-properties draw:stroke="none" svg:stroke-width="0.305cm" svg:stroke-color="#e6e6e6" draw:fill="solid" draw:fill-color="#b3b3b3" draw:textarea-horizontal-align="justify" draw:textarea-vertical-align="middle" draw:auto-grow-height="false" fo:min-height="3.865cm" fo:min-width="24.864cm" fo:padding-top="0.277cm" fo:padding-bottom="0.277cm" fo:padding-left="0.402cm" fo:padding-right="0.402cm"/>
    </style:style>
    <style:style style:name="gr3" style:family="graphic" style:parent-style-name="standard">
      <style:graphic-properties draw:stroke="none" svg:stroke-width="0.305cm" svg:stroke-color="#e6e6e6" draw:fill="solid" draw:fill-color="#cccccc" draw:textarea-horizontal-align="justify" draw:textarea-vertical-align="middle" draw:auto-grow-height="false" fo:min-height="3.865cm" fo:min-width="24.864cm" fo:padding-top="0.277cm" fo:padding-bottom="0.277cm" fo:padding-left="0.402cm" fo:padding-right="0.402cm"/>
    </style:style>
    <style:style style:name="gr4" style:family="graphic" style:parent-style-name="standard">
      <style:graphic-properties draw:stroke="none" svg:stroke-width="0.305cm" svg:stroke-color="#000000" draw:fill="none" draw:fill-color="#ffffff" draw:textarea-horizontal-align="left" draw:auto-grow-height="true" draw:auto-grow-width="true" fo:min-height="0.869cm" fo:min-width="5.01cm" fo:padding-top="0.277cm" fo:padding-bottom="0.277cm" fo:padding-left="0.402cm" fo:padding-right="0.402cm"/>
    </style:style>
    <style:style style:name="gr5" style:family="graphic" style:parent-style-name="standard">
      <style:graphic-properties draw:stroke="none" svg:stroke-width="0.305cm" svg:stroke-color="#000000" draw:fill="none" draw:fill-color="#ffffff" draw:textarea-horizontal-align="left" draw:auto-grow-height="true" draw:auto-grow-width="true" fo:min-height="0.869cm" fo:min-width="3.753cm" fo:padding-top="0.277cm" fo:padding-bottom="0.277cm" fo:padding-left="0.402cm" fo:padding-right="0.402cm"/>
    </style:style>
    <style:style style:name="gr6" style:family="graphic" style:parent-style-name="standard">
      <style:graphic-properties draw:stroke="none" svg:stroke-width="0.305cm" svg:stroke-color="#000000" draw:fill="none" draw:fill-color="#ffffff" draw:textarea-horizontal-align="left" draw:auto-grow-height="true" draw:auto-grow-width="true" fo:min-height="0.869cm" fo:min-width="4.367cm" fo:padding-top="0.277cm" fo:padding-bottom="0.277cm" fo:padding-left="0.402cm" fo:padding-right="0.402cm"/>
    </style:style>
    <style:style style:name="gr7" style:family="graphic" style:parent-style-name="standard">
      <style:graphic-properties svg:stroke-color="#666666" draw:fill="solid" draw:fill-color="#ffffff" draw:textarea-horizontal-align="justify" draw:textarea-vertical-align="middle" draw:auto-grow-height="false" fo:min-height="1.011cm" fo:min-width="4.224cm"/>
    </style:style>
    <style:style style:name="gr8" style:family="graphic" style:parent-style-name="standard">
      <style:graphic-properties svg:stroke-color="#666666" draw:fill="solid" draw:fill-color="#ffffff" draw:textarea-horizontal-align="justify" draw:textarea-vertical-align="middle" draw:auto-grow-height="false" fo:min-height="1.011cm" fo:min-width="2.48cm"/>
    </style:style>
    <style:style style:name="gr9" style:family="graphic" style:parent-style-name="standard">
      <style:graphic-properties svg:stroke-color="#666666" draw:fill="solid" draw:fill-color="#ffffff" draw:textarea-horizontal-align="justify" draw:textarea-vertical-align="middle" draw:auto-grow-height="false" fo:min-height="1.011cm" fo:min-width="3.767cm"/>
    </style:style>
    <style:style style:name="gr10" style:family="graphic" style:parent-style-name="standard">
      <style:graphic-properties svg:stroke-color="#666666" draw:fill="solid" draw:fill-color="#ffffff" draw:textarea-horizontal-align="justify" draw:textarea-vertical-align="middle" draw:auto-grow-height="false" fo:min-height="1.011cm" fo:min-width="12.249cm"/>
    </style:style>
    <style:style style:name="gr11" style:family="graphic" style:parent-style-name="standard">
      <style:graphic-properties svg:stroke-color="#666666" draw:fill="solid" draw:fill-color="#ffffff" draw:textarea-horizontal-align="justify" draw:textarea-vertical-align="middle" draw:auto-grow-height="false" fo:min-height="1.011cm" fo:min-width="6.129cm"/>
    </style:style>
    <style:style style:name="gr12" style:family="graphic" style:parent-style-name="standard">
      <style:graphic-properties svg:stroke-color="#666666" draw:fill="solid" draw:fill-color="#ffffff" draw:textarea-horizontal-align="justify" draw:textarea-vertical-align="middle" draw:auto-grow-height="false" fo:min-height="1.011cm" fo:min-width="3.592cm"/>
    </style:style>
    <style:style style:name="gr13" style:family="graphic" style:parent-style-name="standard">
      <style:graphic-properties svg:stroke-color="#666666" draw:fill="solid" draw:fill-color="#ffffff" draw:textarea-horizontal-align="justify" draw:textarea-vertical-align="middle" draw:auto-grow-height="false" fo:min-height="1.011cm" fo:min-width="5.349cm"/>
    </style:style>
    <style:style style:name="gr14" style:family="graphic" style:parent-style-name="standard">
      <style:graphic-properties svg:stroke-color="#666666" draw:fill="solid" draw:fill-color="#ffffff" draw:textarea-horizontal-align="justify" draw:textarea-vertical-align="middle" draw:auto-grow-height="false" fo:min-height="1.011cm" fo:min-width="2.977cm"/>
    </style:style>
    <style:style style:name="P1" style:family="paragraph">
      <style:paragraph-properties fo:text-align="center"/>
      <style:text-properties style:font-name="Liberation Sans1"/>
    </style:style>
    <style:style style:name="P2" style:family="paragraph">
      <style:text-properties style:font-name="Liberation Sans1" fo:font-size="2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Liberation Sans1" fo:font-size="22pt"/>
    </style:style>
    <style:style style:name="T1" style:family="text">
      <style:text-properties style:font-name="Liberation Sans1"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668cm" svg:height="4.419cm" svg:x="3.032cm" svg:y="9.8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5.668cm" svg:height="4.419cm" svg:x="3.032cm" svg:y="5.3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5.668cm" svg:height="4.419cm" svg:x="3.032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5.814cm" svg:height="1.423cm" svg:x="3.293cm" svg:y="11.216cm">
          <draw:text-box>
            <text:p><text:span text:style-name="T1">Infraestructura</text:span></text:p>
          </draw:text-box>
        </draw:frame>
        <draw:frame draw:style-name="gr5" draw:text-style-name="P2" draw:layer="layout" svg:width="4.557cm" svg:height="1.423cm" svg:x="3.294cm" svg:y="6.978cm">
          <draw:text-box>
            <text:p><text:span text:style-name="T1">Plataforma</text:span></text:p>
          </draw:text-box>
        </draw:frame>
        <draw:frame draw:style-name="gr6" draw:text-style-name="P4" draw:layer="layout" svg:width="5.171cm" svg:height="1.423cm" svg:x="3.294cm" svg:y="2.664cm">
          <draw:text-box>
            <text:p text:style-name="P3"><text:span text:style-name="T1">Aplicaciones</text:span></text:p>
          </draw:text-box>
        </draw:frame>
        <draw:custom-shape draw:style-name="gr7" draw:text-style-name="P1" draw:layer="layout" svg:width="4.86cm" svg:height="1.397cm" svg:x="8.92cm" svg:y="1.485cm">
          <text:p text:style-name="P1">Contenid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4.86cm" svg:height="1.397cm" svg:x="14.268cm" svg:y="1.485cm">
          <text:p text:style-name="P1">Colaboració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4.86cm" svg:height="1.397cm" svg:x="19.617cm" svg:y="1.485cm">
          <text:p text:style-name="P1">Comunicació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116cm" svg:height="1.397cm" svg:x="24.962cm" svg:y="1.436cm">
          <text:p text:style-name="P1">Jueg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4.86cm" svg:height="1.397cm" svg:x="11.05cm" svg:y="3.608cm">
          <text:p text:style-name="P1">Monitorizació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4.86cm" svg:height="1.397cm" svg:x="16.549cm" svg:y="3.607cm">
          <text:p text:style-name="P1">Virtual Desk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403cm" svg:height="1.397cm" svg:x="22.146cm" svg:y="3.605cm">
          <text:p text:style-name="P1">eCommer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4.86cm" svg:height="1.397cm" svg:x="10.597cm" svg:y="5.828cm">
          <text:p text:style-name="P1">Identid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4.86cm" svg:height="1.397cm" svg:x="15.8cm" svg:y="5.828cm">
          <text:p text:style-name="P1">Bases de Dat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4.86cm" svg:height="1.397cm" svg:x="20.999cm" svg:y="5.828cm">
          <text:p text:style-name="P1"><text:s/>Web 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12.885cm" svg:height="1.397cm" svg:x="11.786cm" svg:y="7.948cm">
          <text:p text:style-name="P1">Frameworks y herramientas de desarroll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6.765cm" svg:height="1.397cm" svg:x="10.186cm" svg:y="10.168cm">
          <text:p text:style-name="P1">Máquinas virtua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228cm" svg:height="1.397cm" svg:x="17.386cm" svg:y="10.168cm">
          <text:p text:style-name="P1">Servido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5.985cm" svg:height="1.397cm" svg:x="22.087cm" svg:y="10.168cm">
          <text:p text:style-name="P1">Almacenamien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5.985cm" svg:height="1.397cm" svg:x="10.787cm" svg:y="12.285cm">
          <text:p text:style-name="P1">Balance de carga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5.985cm" svg:height="1.397cm" svg:x="17.287cm" svg:y="12.285cm">
          <text:p text:style-name="P1">Dispositivos de red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3.613cm" svg:height="1.397cm" svg:x="23.787cm" svg:y="12.285cm">
          <text:p text:style-name="P1">Cómputo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4-08-19T16:07:18.611560889</meta:creation-date>
    <dc:date>2014-11-19T13:45:47.838455281</dc:date>
    <dc:creator>Eduardo Grosclaude</dc:creator>
    <meta:editing-duration>P1DT11H57M25S</meta:editing-duration>
    <meta:editing-cycles>20</meta:editing-cycles>
    <meta:generator>LibreOffice/4.3.3.2$Linux_x86 LibreOffice_project/9bb7eadab57b6755b1265afa86e04bf45fbfc644</meta:generator>
    <meta:document-statistic meta:object-count="23"/>
  </office:meta>
</office:document-meta>
</file>